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C</text:span><text:span text:style-name="_31_0">O</text:span><text:span text:style-name="_31_5">M</text:span><text:span text:style-name="_32_">P</text:span><text:span text:style-name="_37_">U</text:span><text:span text:style-name="_31_5">T</text:span><text:span text:style-name="_35_">I</text:span><text:span text:style-name="_38_">N</text:span><text:span text:style-name="_31_3">G</text:span><text:span text:style-name="_31_"> </text:span><text:span text:style-name="_38_">M</text:span><text:span text:style-name="_31_3">A</text:span><text:span text:style-name="_33_">C</text:span><text:span text:style-name="_37_">H</text:span><text:span text:style-name="_31_5">I</text:span><text:span text:style-name="_34_">N</text:span><text:span text:style-name="_39_">E</text:span><text:span text:style-name="_31_5">R</text:span><text:span text:style-name="_33_">Y</text:span><text:span text:style-name="_36_"> </text:span><text:span text:style-name="_31_3">A</text:span><text:span text:style-name="_35_">N</text:span><text:span text:style-name="_38_">D</text:span><text:span text:style-name="_31_1"> </text:span><text:span text:style-name="_35_">I</text:span><text:span text:style-name="_31_0">N</text:span><text:span text:style-name="_31_3">T</text:span><text:span text:style-name="_32_">E</text:span><text:span text:style-name="_39_">L</text:span><text:span text:style-name="_31_2">L</text:span><text:span text:style-name="_33_">I</text:span><text:span text:style-name="_39_">G</text:span><text:span text:style-name="_31_2">E</text:span><text:span text:style-name="_34_">N</text:span><text:span text:style-name="_31_0">C</text:span><text:span text:style-name="_31_3">E</text:span></text:p>
      <text:p text:style-name="P1"><text:span text:style-name="_33_">B</text:span><text:span text:style-name="_37_">y</text:span><text:span text:style-name="_31_1"> </text:span><text:span text:style-name="_34_">A</text:span><text:span text:style-name="_37_">.</text:span><text:span text:style-name="_31_1"> </text:span><text:span text:style-name="_33_">M</text:span><text:span text:style-name="_38_">.</text:span><text:span text:style-name="_31_1"> </text:span><text:span text:style-name="_35_">T</text:span><text:span text:style-name="_39_">u</text:span><text:span text:style-name="_31_2">r</text:span><text:span text:style-name="_34_">i</text:span><text:span text:style-name="_37_">n</text:span><text:span text:style-name="_31_4">g</text:span></text:p>
      <text:p text:style-name="P1"><text:span text:style-name="_34_">1</text:span><text:span text:style-name="_39_">.</text:span><text:span text:style-name="_31_1"> </text:span><text:span text:style-name="_34_">T</text:span><text:span text:style-name="_39_">h</text:span><text:span text:style-name="_31_3">e</text:span><text:span text:style-name="_31_"> </text:span><text:span text:style-name="_38_">I</text:span><text:span text:style-name="_31_3">m</text:span><text:span text:style-name="_33_">i</text:span><text:span text:style-name="_31_0">t</text:span><text:span text:style-name="_31_5">a</text:span><text:span text:style-name="_34_">t</text:span><text:span text:style-name="_37_">i</text:span><text:span text:style-name="_31_3">o</text:span><text:span text:style-name="_35_">n</text:span><text:span text:style-name="_36_"> </text:span><text:span text:style-name="_31_2">G</text:span><text:span text:style-name="_35_">a</text:span><text:span text:style-name="_31_0">m</text:span><text:span text:style-name="_31_4">e</text:span></text:p>
      <text:p text:style-name="P1"><text:span text:style-name="_32_">I</text:span><text:span text:style-name="_36_"> </text:span><text:span text:style-name="_31_3">p</text:span><text:span text:style-name="_33_">r</text:span><text:span text:style-name="_39_">o</text:span><text:span text:style-name="_31_4">p</text:span><text:span text:style-name="_35_">o</text:span><text:span text:style-name="_31_0">s</text:span><text:span text:style-name="_31_4">e</text:span><text:span text:style-name="_31_"> </text:span><text:span text:style-name="_31_0">t</text:span><text:span text:style-name="_31_2">o</text:span><text:span text:style-name="_31_"> </text:span><text:span text:style-name="_37_">c</text:span><text:span text:style-name="_31_4">o</text:span><text:span text:style-name="_32_">n</text:span><text:span text:style-name="_31_0">s</text:span><text:span text:style-name="_31_2">i</text:span><text:span text:style-name="_32_">d</text:span><text:span text:style-name="_37_">e</text:span><text:span text:style-name="_31_4">r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4">q</text:span><text:span text:style-name="_35_">u</text:span><text:span text:style-name="_31_0">e</text:span><text:span text:style-name="_31_4">s</text:span><text:span text:style-name="_33_">t</text:span><text:span text:style-name="_38_">i</text:span><text:span text:style-name="_31_3">o</text:span><text:span text:style-name="_33_">n</text:span><text:span text:style-name="_39_">,</text:span><text:span text:style-name="_31_1"> </text:span><text:span text:style-name="_34_">"</text:span><text:span text:style-name="_31_0">C</text:span><text:span text:style-name="_31_4">a</text:span><text:span text:style-name="_35_">n</text:span><text:span text:style-name="_36_"> </text:span><text:span text:style-name="_31_2">m</text:span><text:span text:style-name="_34_">a</text:span><text:span text:style-name="_31_0">c</text:span><text:span text:style-name="_31_2">h</text:span><text:span text:style-name="_33_">i</text:span><text:span text:style-name="_39_">n</text:span><text:span text:style-name="_31_2">e</text:span><text:span text:style-name="_34_">s</text:span><text:span text:style-name="_36_"> </text:span><text:span text:style-name="_31_3">t</text:span><text:span text:style-name="_32_">h</text:span><text:span text:style-name="_31_0">i</text:span><text:span text:style-name="_31_5">n</text:span><text:span text:style-name="_32_">k</text:span><text:span text:style-name="_37_">?</text:span><text:span text:style-name="_31_2">"</text:span><text:span text:style-name="_31_"> </text:span><text:span text:style-name="_39_">T</text:span><text:span text:style-name="_31_2">h</text:span><text:span text:style-name="_35_">i</text:span><text:span text:style-name="_37_">s</text:span><text:span text:style-name="_31_1"> </text:span><text:span text:style-name="_32_">s</text:span><text:span text:style-name="_38_">h</text:span><text:span text:style-name="_31_5">o</text:span><text:span text:style-name="_33_">u</text:span><text:span text:style-name="_31_0">l</text:span><text:span text:style-name="_31_4">d</text:span><text:span text:style-name="_31_"> </text:span><text:span text:style-name="_38_">b</text:span><text:span text:style-name="_31_2">e</text:span><text:span text:style-name="_35_">g</text:span><text:span text:style-name="_39_">i</text:span><text:span text:style-name="_31_4">n</text:span><text:span text:style-name="_31_"> </text:span><text:span text:style-name="_39_">w</text:span><text:span text:style-name="_31_4">i</text:span><text:span text:style-name="_32_">t</text:span><text:span text:style-name="_31_0">h</text:span><text:span text:style-name="_31_1"> </text:span><text:span text:style-name="_32_">d</text:span><text:span text:style-name="_31_0">e</text:span><text:span text:style-name="_31_3">f</text:span><text:span text:style-name="_35_">i</text:span><text:span text:style-name="_39_">n</text:span><text:span text:style-name="_31_5">i</text:span><text:span text:style-name="_33_">t</text:span><text:span text:style-name="_37_">i</text:span><text:span text:style-name="_31_4">o</text:span><text:span text:style-name="_34_">n</text:span><text:span text:style-name="_37_">s</text:span><text:span text:style-name="_31_1"> </text:span><text:span text:style-name="_35_">o</text:span><text:span text:style-name="_38_">f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7_">m</text:span><text:span text:style-name="_31_5">e</text:span><text:span text:style-name="_35_">a</text:span><text:span text:style-name="_31_0">n</text:span><text:span text:style-name="_31_3">i</text:span><text:span text:style-name="_33_">n</text:span><text:span text:style-name="_37_">g</text:span><text:span text:style-name="_31_1"> </text:span><text:span text:style-name="_33_">o</text:span><text:span text:style-name="_31_0">f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t</text:span><text:span text:style-name="_31_3">e</text:span><text:span text:style-name="_33_">r</text:span><text:span text:style-name="_39_">m</text:span><text:span text:style-name="_31_4">s</text:span><text:span text:style-name="_31_"> </text:span><text:span text:style-name="_39_">"</text:span><text:span text:style-name="_31_4">m</text:span><text:span text:style-name="_33_">a</text:span><text:span text:style-name="_38_">c</text:span><text:span text:style-name="_31_3">h</text:span><text:span text:style-name="_33_">i</text:span><text:span text:style-name="_38_">n</text:span><text:span text:style-name="_31_5">e</text:span><text:span text:style-name="_35_">"</text:span><text:span text:style-name="_36_"> </text:span><text:span text:style-name="_31_5">a</text:span><text:span text:style-name="_34_">n</text:span><text:span text:style-name="_37_">d</text:span><text:span text:style-name="_31_1"> </text:span><text:span text:style-name="_32_">"</text:span><text:span text:style-name="_39_">t</text:span><text:span text:style-name="_31_4">h</text:span><text:span text:style-name="_35_">i</text:span><text:span text:style-name="_38_">n</text:span><text:span text:style-name="_31_2">k</text:span><text:span text:style-name="_32_">.</text:span><text:span text:style-name="_37_">"</text:span><text:span text:style-name="_31_1"> </text:span><text:span text:style-name="_34_">T</text:span><text:span text:style-name="_37_">h</text:span><text:span text:style-name="_31_4">e</text:span><text:span text:style-name="_31_"> </text:span><text:span text:style-name="_37_">d</text:span><text:span text:style-name="_31_2">e</text:span><text:span text:style-name="_32_">f</text:span><text:span text:style-name="_37_">i</text:span><text:span text:style-name="_31_4">n</text:span><text:span text:style-name="_32_">i</text:span><text:span text:style-name="_37_">t</text:span><text:span text:style-name="_31_5">i</text:span><text:span text:style-name="_33_">o</text:span><text:span text:style-name="_38_">n</text:span><text:span text:style-name="_31_5">s</text:span><text:span text:style-name="_31_"> </text:span><text:span text:style-name="_31_0">m</text:span><text:span text:style-name="_31_4">i</text:span><text:span text:style-name="_32_">g</text:span><text:span text:style-name="_38_">h</text:span><text:span text:style-name="_31_3">t</text:span><text:span text:style-name="_31_"> </text:span><text:span text:style-name="_31_0">b</text:span><text:span text:style-name="_31_3">e</text:span><text:span text:style-name="_31_"> </text:span><text:span text:style-name="_38_">f</text:span><text:span text:style-name="_31_2">r</text:span><text:span text:style-name="_34_">a</text:span><text:span text:style-name="_37_">m</text:span><text:span text:style-name="_31_5">e</text:span><text:span text:style-name="_33_">d</text:span><text:span text:style-name="_36_"> </text:span><text:span text:style-name="_31_4">s</text:span><text:span text:style-name="_33_">o</text:span><text:span text:style-name="_36_"> </text:span><text:span text:style-name="_31_3">a</text:span><text:span text:style-name="_35_">s</text:span><text:span text:style-name="_36_"> </text:span><text:span text:style-name="_31_5">t</text:span><text:span text:style-name="_32_">o</text:span><text:span text:style-name="_36_"> </text:span><text:span text:style-name="_31_4">r</text:span><text:span text:style-name="_34_">e</text:span><text:span text:style-name="_31_0">f</text:span><text:span text:style-name="_31_2">l</text:span><text:span text:style-name="_35_">e</text:span><text:span text:style-name="_31_0">c</text:span><text:span text:style-name="_31_3">t</text:span><text:span text:style-name="_31_"> </text:span><text:span text:style-name="_39_">s</text:span><text:span text:style-name="_31_2">o</text:span><text:span text:style-name="_31_"> </text:span><text:span text:style-name="_31_0">f</text:span><text:span text:style-name="_31_3">a</text:span><text:span text:style-name="_34_">r</text:span><text:span text:style-name="_36_"> </text:span><text:span text:style-name="_31_5">a</text:span><text:span text:style-name="_35_">s</text:span><text:span text:style-name="_36_"> </text:span><text:span text:style-name="_31_4">p</text:span><text:span text:style-name="_32_">o</text:span><text:span text:style-name="_38_">s</text:span><text:span text:style-name="_31_2">s</text:span><text:span text:style-name="_35_">i</text:span><text:span text:style-name="_31_0">b</text:span><text:span text:style-name="_31_2">l</text:span><text:span text:style-name="_35_">e</text:span><text:span text:style-name="_36_"> </text:span><text:span text:style-name="_31_4">t</text:span><text:span text:style-name="_34_">h</text:span><text:span text:style-name="_37_">e</text:span><text:span text:style-name="_31_1"> </text:span><text:span text:style-name="_32_">n</text:span><text:span text:style-name="_31_0">o</text:span><text:span text:style-name="_31_4">r</text:span><text:span text:style-name="_34_">m</text:span><text:span text:style-name="_31_0">a</text:span><text:span text:style-name="_31_2">l</text:span><text:span text:style-name="_31_"> </text:span><text:span text:style-name="_37_">u</text:span><text:span text:style-name="_31_5">s</text:span><text:span text:style-name="_34_">e</text:span><text:span text:style-name="_36_"> </text:span><text:span text:style-name="_31_5">o</text:span><text:span text:style-name="_32_">f</text:span><text:span text:style-name="_36_"> </text:span><text:span text:style-name="_31_5">t</text:span><text:span text:style-name="_33_">h</text:span><text:span text:style-name="_37_">e</text:span><text:span text:style-name="_31_1"> </text:span><text:span text:style-name="_35_">w</text:span><text:span text:style-name="_38_">o</text:span><text:span text:style-name="_31_5">r</text:span><text:span text:style-name="_35_">d</text:span><text:span text:style-name="_39_">s</text:span><text:span text:style-name="_31_2">,</text:span><text:span text:style-name="_31_"> </text:span><text:span text:style-name="_39_">b</text:span><text:span text:style-name="_31_2">u</text:span><text:span text:style-name="_32_">t</text:span><text:span text:style-name="_36_"> </text:span><text:span text:style-name="_31_5">t</text:span><text:span text:style-name="_32_">h</text:span><text:span text:style-name="_31_0">i</text:span><text:span text:style-name="_31_5">s</text:span><text:span text:style-name="_31_"> </text:span><text:span text:style-name="_39_">a</text:span><text:span text:style-name="_31_3">t</text:span><text:span text:style-name="_33_">t</text:span><text:span text:style-name="_37_">i</text:span><text:span text:style-name="_31_4">t</text:span><text:span text:style-name="_33_">u</text:span><text:span text:style-name="_38_">d</text:span><text:span text:style-name="_31_4">e</text:span><text:span text:style-name="_31_"> </text:span><text:span text:style-name="_37_">i</text:span><text:span text:style-name="_31_4">s</text:span><text:span text:style-name="_31_"> </text:span><text:span text:style-name="_39_">d</text:span><text:span text:style-name="_31_5">a</text:span><text:span text:style-name="_35_">n</text:span><text:span text:style-name="_38_">g</text:span><text:span text:style-name="_31_4">e</text:span><text:span text:style-name="_34_">r</text:span><text:span text:style-name="_31_0">o</text:span><text:span text:style-name="_31_4">u</text:span><text:span text:style-name="_32_">s</text:span><text:span text:style-name="_37_">,</text:span><text:span text:style-name="_31_1"> </text:span><text:span text:style-name="_33_">I</text:span><text:span text:style-name="_38_">f</text:span><text:span text:style-name="_31_1"> </text:span><text:span text:style-name="_33_">t</text:span><text:span text:style-name="_38_">h</text:span><text:span text:style-name="_31_3">e</text:span><text:span text:style-name="_31_"> </text:span><text:span text:style-name="_38_">m</text:span><text:span text:style-name="_31_3">e</text:span><text:span text:style-name="_33_">a</text:span><text:span text:style-name="_39_">n</text:span><text:span text:style-name="_31_2">i</text:span><text:span text:style-name="_34_">n</text:span><text:span text:style-name="_38_">g</text:span><text:span text:style-name="_31_1"> </text:span><text:span text:style-name="_34_">o</text:span><text:span text:style-name="_37_">f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w</text:span><text:span text:style-name="_31_4">o</text:span><text:span text:style-name="_35_">r</text:span><text:span text:style-name="_37_">d</text:span><text:span text:style-name="_31_3">s</text:span><text:span text:style-name="_31_"> </text:span><text:span text:style-name="_37_">"</text:span><text:span text:style-name="_31_4">m</text:span><text:span text:style-name="_35_">a</text:span><text:span text:style-name="_31_0">c</text:span><text:span text:style-name="_31_4">h</text:span><text:span text:style-name="_32_">i</text:span><text:span text:style-name="_39_">n</text:span><text:span text:style-name="_31_3">e</text:span><text:span text:style-name="_33_">"</text:span><text:span text:style-name="_36_"> </text:span><text:span text:style-name="_31_4">a</text:span><text:span text:style-name="_32_">n</text:span><text:span text:style-name="_31_0">d</text:span><text:span text:style-name="_31_1"> </text:span><text:span text:style-name="_34_">"</text:span><text:span text:style-name="_37_">t</text:span><text:span text:style-name="_31_5">h</text:span><text:span text:style-name="_32_">i</text:span><text:span text:style-name="_38_">n</text:span><text:span text:style-name="_31_4">k</text:span><text:span text:style-name="_34_">"</text:span><text:span text:style-name="_36_"> </text:span><text:span text:style-name="_31_2">a</text:span><text:span text:style-name="_34_">r</text:span><text:span text:style-name="_31_0">e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8_">e</text:span><text:span text:style-name="_31_1"> </text:span><text:span text:style-name="_34_">f</text:span><text:span text:style-name="_38_">o</text:span><text:span text:style-name="_31_5">u</text:span><text:span text:style-name="_33_">n</text:span><text:span text:style-name="_37_">d</text:span><text:span text:style-name="_31_1"> </text:span><text:span text:style-name="_32_">b</text:span><text:span text:style-name="_39_">y</text:span><text:span text:style-name="_31_1"> </text:span><text:span text:style-name="_34_">e</text:span><text:span text:style-name="_39_">x</text:span><text:span text:style-name="_31_5">a</text:span><text:span text:style-name="_33_">m</text:span><text:span text:style-name="_38_">i</text:span><text:span text:style-name="_31_2">n</text:span><text:span text:style-name="_35_">i</text:span><text:span text:style-name="_31_0">n</text:span><text:span text:style-name="_31_5">g</text:span><text:span text:style-name="_31_"> </text:span><text:span text:style-name="_39_">h</text:span><text:span text:style-name="_31_5">o</text:span><text:span text:style-name="_35_">w</text:span><text:span text:style-name="_36_"> </text:span><text:span text:style-name="_31_3">t</text:span><text:span text:style-name="_33_">h</text:span><text:span text:style-name="_37_">e</text:span><text:span text:style-name="_31_5">y</text:span><text:span text:style-name="_31_"> </text:span><text:span text:style-name="_37_">a</text:span><text:span text:style-name="_31_2">r</text:span><text:span text:style-name="_34_">e</text:span><text:span text:style-name="_36_"> </text:span><text:span text:style-name="_31_3">c</text:span><text:span text:style-name="_32_">o</text:span><text:span text:style-name="_38_">m</text:span><text:span text:style-name="_31_2">m</text:span><text:span text:style-name="_33_">o</text:span><text:span text:style-name="_31_0">n</text:span><text:span text:style-name="_31_3">l</text:span><text:span text:style-name="_35_">y</text:span><text:span text:style-name="_36_"> </text:span><text:span text:style-name="_31_3">u</text:span><text:span text:style-name="_34_">s</text:span><text:span text:style-name="_37_">e</text:span><text:span text:style-name="_31_4">d</text:span><text:span text:style-name="_31_"> </text:span><text:span text:style-name="_39_">i</text:span><text:span text:style-name="_31_4">t</text:span><text:span text:style-name="_31_"> </text:span><text:span text:style-name="_31_0">i</text:span><text:span text:style-name="_31_3">s</text:span><text:span text:style-name="_31_"> </text:span><text:span text:style-name="_31_0">d</text:span><text:span text:style-name="_31_4">i</text:span><text:span text:style-name="_32_">f</text:span><text:span text:style-name="_39_">f</text:span><text:span text:style-name="_31_5">i</text:span><text:span text:style-name="_35_">c</text:span><text:span text:style-name="_37_">u</text:span><text:span text:style-name="_31_5">l</text:span><text:span text:style-name="_35_">t</text:span><text:span text:style-name="_36_"> </text:span><text:span text:style-name="_31_2">t</text:span><text:span text:style-name="_33_">o</text:span><text:span text:style-name="_36_"> </text:span><text:span text:style-name="_31_3">e</text:span><text:span text:style-name="_34_">s</text:span><text:span text:style-name="_38_">c</text:span><text:span text:style-name="_31_4">a</text:span><text:span text:style-name="_32_">p</text:span><text:span text:style-name="_38_">e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1_0">c</text:span><text:span text:style-name="_31_5">o</text:span><text:span text:style-name="_35_">n</text:span><text:span text:style-name="_37_">c</text:span><text:span text:style-name="_31_3">l</text:span><text:span text:style-name="_32_">u</text:span><text:span text:style-name="_31_0">s</text:span><text:span text:style-name="_31_5">i</text:span><text:span text:style-name="_35_">o</text:span><text:span text:style-name="_37_">n</text:span><text:span text:style-name="_31_1"> </text:span><text:span text:style-name="_34_">t</text:span><text:span text:style-name="_31_0">h</text:span><text:span text:style-name="_31_3">a</text:span><text:span text:style-name="_35_">t</text:span><text:span text:style-name="_36_"> </text:span><text:span text:style-name="_31_4">t</text:span><text:span text:style-name="_34_">h</text:span><text:span text:style-name="_37_">e</text:span><text:span text:style-name="_31_1"> </text:span><text:span text:style-name="_34_">m</text:span><text:span text:style-name="_39_">e</text:span><text:span text:style-name="_31_4">a</text:span><text:span text:style-name="_34_">n</text:span><text:span text:style-name="_38_">i</text:span><text:span text:style-name="_31_3">n</text:span><text:span text:style-name="_35_">g</text:span><text:span text:style-name="_36_"> </text:span><text:span text:style-name="_31_3">a</text:span><text:span text:style-name="_35_">n</text:span><text:span text:style-name="_37_">d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7_">a</text:span><text:span text:style-name="_31_3">n</text:span><text:span text:style-name="_35_">s</text:span><text:span text:style-name="_39_">w</text:span><text:span text:style-name="_31_3">e</text:span><text:span text:style-name="_34_">r</text:span><text:span text:style-name="_36_"> </text:span><text:span text:style-name="_31_4">t</text:span><text:span text:style-name="_32_">o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4_">q</text:span><text:span text:style-name="_38_">u</text:span><text:span text:style-name="_31_3">e</text:span><text:span text:style-name="_32_">s</text:span><text:span text:style-name="_39_">t</text:span><text:span text:style-name="_31_4">i</text:span><text:span text:style-name="_32_">o</text:span><text:span text:style-name="_38_">n</text:span><text:span text:style-name="_31_3">,</text:span><text:span text:style-name="_31_"> </text:span><text:span text:style-name="_31_0">"</text:span><text:span text:style-name="_31_5">C</text:span><text:span text:style-name="_33_">a</text:span><text:span text:style-name="_31_0">n</text:span><text:span text:style-name="_31_1"> </text:span><text:span text:style-name="_32_">m</text:span><text:span text:style-name="_31_0">a</text:span><text:span text:style-name="_31_3">c</text:span><text:span text:style-name="_35_">h</text:span><text:span text:style-name="_38_">i</text:span><text:span text:style-name="_31_4">n</text:span><text:span text:style-name="_35_">e</text:span><text:span text:style-name="_38_">s</text:span><text:span text:style-name="_31_1"> </text:span><text:span text:style-name="_33_">t</text:span><text:span text:style-name="_31_0">h</text:span><text:span text:style-name="_31_4">i</text:span><text:span text:style-name="_33_">n</text:span><text:span text:style-name="_37_">k</text:span><text:span text:style-name="_31_5">?</text:span><text:span text:style-name="_33_">"</text:span><text:span text:style-name="_36_"> </text:span><text:span text:style-name="_31_2">i</text:span><text:span text:style-name="_32_">s</text:span><text:span text:style-name="_36_"> </text:span><text:span text:style-name="_31_4">t</text:span><text:span text:style-name="_35_">o</text:span><text:span text:style-name="_36_"> </text:span><text:span text:style-name="_31_4">b</text:span><text:span text:style-name="_33_">e</text:span><text:span text:style-name="_36_"> </text:span><text:span text:style-name="_31_4">s</text:span><text:span text:style-name="_32_">o</text:span><text:span text:style-name="_39_">u</text:span><text:span text:style-name="_31_3">g</text:span><text:span text:style-name="_35_">h</text:span><text:span text:style-name="_38_">t</text:span><text:span text:style-name="_31_1"> </text:span><text:span text:style-name="_34_">i</text:span><text:span text:style-name="_38_">n</text:span><text:span text:style-name="_31_1"> </text:span><text:span text:style-name="_33_">a</text:span><text:span text:style-name="_36_"> </text:span><text:span text:style-name="_31_4">s</text:span><text:span text:style-name="_33_">t</text:span><text:span text:style-name="_37_">a</text:span><text:span text:style-name="_31_4">t</text:span><text:span text:style-name="_33_">i</text:span><text:span text:style-name="_31_0">s</text:span><text:span text:style-name="_31_3">t</text:span><text:span text:style-name="_32_">i</text:span><text:span text:style-name="_38_">c</text:span><text:span text:style-name="_31_2">a</text:span><text:span text:style-name="_33_">l</text:span><text:span text:style-name="_36_"> </text:span><text:span text:style-name="_31_3">s</text:span><text:span text:style-name="_32_">u</text:span><text:span text:style-name="_37_">r</text:span><text:span text:style-name="_31_3">v</text:span><text:span text:style-name="_35_">e</text:span><text:span text:style-name="_38_">y</text:span><text:span text:style-name="_31_1"> </text:span><text:span text:style-name="_33_">s</text:span><text:span text:style-name="_39_">u</text:span><text:span text:style-name="_31_5">c</text:span><text:span text:style-name="_35_">h</text:span><text:span text:style-name="_36_"> </text:span><text:span text:style-name="_31_5">a</text:span><text:span text:style-name="_33_">s</text:span><text:span text:style-name="_36_"> </text:span><text:span text:style-name="_31_5">a</text:span><text:span text:style-name="_31_"> </text:span><text:span text:style-name="_38_">G</text:span><text:span text:style-name="_31_5">a</text:span><text:span text:style-name="_34_">l</text:span><text:span text:style-name="_38_">l</text:span><text:span text:style-name="_31_4">u</text:span><text:span text:style-name="_34_">p</text:span><text:span text:style-name="_36_"> </text:span><text:span text:style-name="_31_2">p</text:span><text:span text:style-name="_33_">o</text:span><text:span text:style-name="_37_">l</text:span><text:span text:style-name="_31_2">l</text:span><text:span text:style-name="_32_">.</text:span><text:span text:style-name="_36_"> </text:span><text:span text:style-name="_31_4">B</text:span><text:span text:style-name="_33_">u</text:span><text:span text:style-name="_39_">t</text:span><text:span text:style-name="_31_1"> </text:span><text:span text:style-name="_34_">t</text:span><text:span text:style-name="_38_">h</text:span><text:span text:style-name="_31_2">i</text:span><text:span text:style-name="_32_">s</text:span><text:span text:style-name="_36_"> </text:span><text:span text:style-name="_31_4">i</text:span><text:span text:style-name="_33_">s</text:span><text:span text:style-name="_36_"> </text:span><text:span text:style-name="_31_5">a</text:span><text:span text:style-name="_33_">b</text:span><text:span text:style-name="_37_">s</text:span><text:span text:style-name="_31_5">u</text:span><text:span text:style-name="_34_">r</text:span><text:span text:style-name="_31_0">d</text:span><text:span text:style-name="_31_3">.</text:span><text:span text:style-name="_31_"> </text:span><text:span text:style-name="_31_0">I</text:span><text:span text:style-name="_31_5">n</text:span><text:span text:style-name="_35_">s</text:span><text:span text:style-name="_38_">t</text:span><text:span text:style-name="_31_4">e</text:span><text:span text:style-name="_34_">a</text:span><text:span text:style-name="_39_">d</text:span><text:span text:style-name="_31_1"> </text:span><text:span text:style-name="_34_">o</text:span><text:span text:style-name="_39_">f</text:span><text:span text:style-name="_31_1"> </text:span><text:span text:style-name="_34_">a</text:span><text:span text:style-name="_37_">t</text:span><text:span text:style-name="_31_3">t</text:span><text:span text:style-name="_32_">e</text:span><text:span text:style-name="_39_">m</text:span><text:span text:style-name="_31_3">p</text:span><text:span text:style-name="_32_">t</text:span><text:span text:style-name="_31_0">i</text:span><text:span text:style-name="_31_3">n</text:span><text:span text:style-name="_35_">g</text:span><text:span text:style-name="_36_"> </text:span><text:span text:style-name="_31_2">s</text:span><text:span text:style-name="_35_">u</text:span><text:span text:style-name="_37_">c</text:span><text:span text:style-name="_31_4">h</text:span><text:span text:style-name="_31_"> </text:span><text:span text:style-name="_39_">a</text:span><text:span text:style-name="_31_1"> </text:span><text:span text:style-name="_35_">d</text:span><text:span text:style-name="_31_0">e</text:span><text:span text:style-name="_31_5">f</text:span><text:span text:style-name="_35_">i</text:span><text:span text:style-name="_37_">n</text:span><text:span text:style-name="_31_4">i</text:span><text:span text:style-name="_35_">t</text:span><text:span text:style-name="_37_">i</text:span><text:span text:style-name="_31_3">o</text:span><text:span text:style-name="_35_">n</text:span><text:span text:style-name="_36_"> </text:span><text:span text:style-name="_31_5">I</text:span><text:span text:style-name="_31_"> </text:span><text:span text:style-name="_31_0">s</text:span><text:span text:style-name="_31_5">h</text:span><text:span text:style-name="_34_">a</text:span><text:span text:style-name="_38_">l</text:span><text:span text:style-name="_31_2">l</text:span><text:span text:style-name="_31_"> </text:span><text:span text:style-name="_31_0">r</text:span><text:span text:style-name="_31_4">e</text:span><text:span text:style-name="_32_">p</text:span><text:span text:style-name="_39_">l</text:span><text:span text:style-name="_31_3">a</text:span><text:span text:style-name="_35_">c</text:span><text:span text:style-name="_39_">e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7_">q</text:span><text:span text:style-name="_31_4">u</text:span><text:span text:style-name="_35_">e</text:span><text:span text:style-name="_37_">s</text:span><text:span text:style-name="_31_5">t</text:span><text:span text:style-name="_35_">i</text:span><text:span text:style-name="_37_">o</text:span><text:span text:style-name="_31_3">n</text:span><text:span text:style-name="_31_"> </text:span><text:span text:style-name="_38_">b</text:span><text:span text:style-name="_31_2">y</text:span><text:span text:style-name="_31_"> </text:span><text:span text:style-name="_38_">a</text:span><text:span text:style-name="_31_3">n</text:span><text:span text:style-name="_33_">o</text:span><text:span text:style-name="_38_">t</text:span><text:span text:style-name="_31_2">h</text:span><text:span text:style-name="_35_">e</text:span><text:span text:style-name="_31_0">r</text:span><text:span text:style-name="_31_3">,</text:span><text:span text:style-name="_31_"> </text:span><text:span text:style-name="_39_">w</text:span><text:span text:style-name="_31_3">h</text:span><text:span text:style-name="_34_">i</text:span><text:span text:style-name="_37_">c</text:span><text:span text:style-name="_31_4">h</text:span><text:span text:style-name="_31_"> </text:span><text:span text:style-name="_39_">i</text:span><text:span text:style-name="_31_4">s</text:span><text:span text:style-name="_31_"> </text:span><text:span text:style-name="_38_">c</text:span><text:span text:style-name="_31_2">l</text:span><text:span text:style-name="_35_">o</text:span><text:span text:style-name="_31_0">s</text:span><text:span text:style-name="_31_2">e</text:span><text:span text:style-name="_32_">l</text:span><text:span text:style-name="_37_">y</text:span><text:span text:style-name="_31_1"> </text:span><text:span text:style-name="_35_">r</text:span><text:span text:style-name="_39_">e</text:span><text:span text:style-name="_31_3">l</text:span><text:span text:style-name="_33_">a</text:span><text:span text:style-name="_37_">t</text:span><text:span text:style-name="_31_2">e</text:span><text:span text:style-name="_32_">d</text:span><text:span text:style-name="_36_"> </text:span><text:span text:style-name="_31_5">t</text:span><text:span text:style-name="_33_">o</text:span><text:span text:style-name="_36_"> </text:span><text:span text:style-name="_31_3">i</text:span><text:span text:style-name="_33_">t</text:span><text:span text:style-name="_36_"> </text:span><text:span text:style-name="_31_4">a</text:span><text:span text:style-name="_35_">n</text:span><text:span text:style-name="_39_">d</text:span><text:span text:style-name="_31_1"> </text:span><text:span text:style-name="_32_">i</text:span><text:span text:style-name="_31_0">s</text:span><text:span text:style-name="_31_1"> </text:span><text:span text:style-name="_34_">e</text:span><text:span text:style-name="_37_">x</text:span><text:span text:style-name="_31_4">p</text:span><text:span text:style-name="_34_">r</text:span><text:span text:style-name="_39_">e</text:span><text:span text:style-name="_31_2">s</text:span><text:span text:style-name="_32_">s</text:span><text:span text:style-name="_37_">e</text:span><text:span text:style-name="_31_3">d</text:span><text:span text:style-name="_31_"> </text:span><text:span text:style-name="_37_">i</text:span><text:span text:style-name="_31_3">n</text:span><text:span text:style-name="_31_"> </text:span><text:span text:style-name="_38_">r</text:span><text:span text:style-name="_31_3">e</text:span><text:span text:style-name="_32_">l</text:span><text:span text:style-name="_39_">a</text:span><text:span text:style-name="_31_5">t</text:span><text:span text:style-name="_33_">i</text:span><text:span text:style-name="_31_0">v</text:span><text:span text:style-name="_31_3">e</text:span><text:span text:style-name="_32_">l</text:span><text:span text:style-name="_31_0">y</text:span><text:span text:style-name="_31_1"> </text:span><text:span text:style-name="_32_">u</text:span><text:span text:style-name="_39_">n</text:span><text:span text:style-name="_31_2">a</text:span><text:span text:style-name="_33_">m</text:span><text:span text:style-name="_39_">b</text:span><text:span text:style-name="_31_4">i</text:span><text:span text:style-name="_33_">g</text:span><text:span text:style-name="_39_">u</text:span><text:span text:style-name="_31_3">o</text:span><text:span text:style-name="_33_">u</text:span><text:span text:style-name="_38_">s</text:span><text:span text:style-name="_31_1"> </text:span><text:span text:style-name="_35_">w</text:span><text:span text:style-name="_38_">o</text:span><text:span text:style-name="_31_2">r</text:span><text:span text:style-name="_32_">d</text:span><text:span text:style-name="_39_">s</text:span><text:span text:style-name="_31_2">.</text:span></text:p>
      <text:p text:style-name="P1"><text:span text:style-name="_34_">T</text:span><text:span text:style-name="_38_">h</text:span><text:span text:style-name="_31_5">e</text:span><text:span text:style-name="_31_"> </text:span><text:span text:style-name="_37_">n</text:span><text:span text:style-name="_31_3">e</text:span><text:span text:style-name="_33_">w</text:span><text:span text:style-name="_36_"> </text:span><text:span text:style-name="_31_3">f</text:span><text:span text:style-name="_34_">o</text:span><text:span text:style-name="_38_">r</text:span><text:span text:style-name="_31_3">m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5">p</text:span><text:span text:style-name="_35_">r</text:span><text:span text:style-name="_38_">o</text:span><text:span text:style-name="_31_3">b</text:span><text:span text:style-name="_33_">l</text:span><text:span text:style-name="_31_0">e</text:span><text:span text:style-name="_31_4">m</text:span><text:span text:style-name="_31_"> </text:span><text:span text:style-name="_38_">c</text:span><text:span text:style-name="_31_4">a</text:span><text:span text:style-name="_35_">n</text:span><text:span text:style-name="_36_"> </text:span><text:span text:style-name="_31_4">b</text:span><text:span text:style-name="_34_">e</text:span><text:span text:style-name="_36_"> </text:span><text:span text:style-name="_31_5">d</text:span><text:span text:style-name="_33_">e</text:span><text:span text:style-name="_38_">s</text:span><text:span text:style-name="_31_4">c</text:span><text:span text:style-name="_35_">r</text:span><text:span text:style-name="_31_0">i</text:span><text:span text:style-name="_31_4">b</text:span><text:span text:style-name="_32_">e</text:span><text:span text:style-name="_38_">d</text:span><text:span text:style-name="_31_1"> </text:span><text:span text:style-name="_35_">i</text:span><text:span text:style-name="_38_">n</text:span><text:span text:style-name="_31_1"> </text:span><text:span text:style-name="_35_">t</text:span><text:span text:style-name="_37_">e</text:span><text:span text:style-name="_31_2">r</text:span><text:span text:style-name="_32_">m</text:span><text:span text:style-name="_39_">s</text:span><text:span text:style-name="_31_1"> </text:span><text:span text:style-name="_33_">o</text:span><text:span text:style-name="_37_">f</text:span><text:span text:style-name="_31_1"> </text:span><text:span text:style-name="_35_">a</text:span><text:span text:style-name="_36_"> </text:span><text:span text:style-name="_31_3">g</text:span><text:span text:style-name="_34_">a</text:span><text:span text:style-name="_31_0">m</text:span><text:span text:style-name="_31_5">e</text:span><text:span text:style-name="_31_"> </text:span><text:span text:style-name="_37_">w</text:span><text:span text:style-name="_31_2">h</text:span><text:span text:style-name="_35_">i</text:span><text:span text:style-name="_37_">c</text:span><text:span text:style-name="_31_3">h</text:span><text:span text:style-name="_31_"> </text:span><text:span text:style-name="_31_0">w</text:span><text:span text:style-name="_31_2">e</text:span><text:span text:style-name="_31_"> </text:span><text:span text:style-name="_31_0">c</text:span><text:span text:style-name="_31_4">a</text:span><text:span text:style-name="_32_">l</text:span><text:span text:style-name="_31_0">l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'</text:span><text:span text:style-name="_31_2">i</text:span><text:span text:style-name="_32_">m</text:span><text:span text:style-name="_38_">i</text:span><text:span text:style-name="_31_4">t</text:span><text:span text:style-name="_35_">a</text:span><text:span text:style-name="_39_">t</text:span><text:span text:style-name="_31_4">i</text:span><text:span text:style-name="_34_">o</text:span><text:span text:style-name="_31_0">n</text:span><text:span text:style-name="_31_1"> </text:span><text:span text:style-name="_34_">g</text:span><text:span text:style-name="_38_">a</text:span><text:span text:style-name="_31_2">m</text:span><text:span text:style-name="_32_">e</text:span><text:span text:style-name="_38_">.</text:span><text:span text:style-name="_31_3">"</text:span><text:span text:style-name="_31_"> </text:span><text:span text:style-name="_31_0">I</text:span><text:span text:style-name="_31_4">t</text:span><text:span text:style-name="_31_"> </text:span><text:span text:style-name="_31_0">i</text:span><text:span text:style-name="_31_2">s</text:span><text:span text:style-name="_31_"> </text:span><text:span text:style-name="_38_">p</text:span><text:span text:style-name="_31_2">l</text:span><text:span text:style-name="_32_">a</text:span><text:span text:style-name="_37_">y</text:span><text:span text:style-name="_31_4">e</text:span><text:span text:style-name="_35_">d</text:span><text:span text:style-name="_36_"> </text:span><text:span text:style-name="_31_5">w</text:span><text:span text:style-name="_33_">i</text:span><text:span text:style-name="_38_">t</text:span><text:span text:style-name="_31_3">h</text:span><text:span text:style-name="_31_"> </text:span><text:span text:style-name="_38_">t</text:span><text:span text:style-name="_31_2">h</text:span><text:span text:style-name="_32_">r</text:span><text:span text:style-name="_39_">e</text:span><text:span text:style-name="_31_5">e</text:span><text:span text:style-name="_31_"> </text:span><text:span text:style-name="_38_">p</text:span><text:span text:style-name="_31_4">e</text:span><text:span text:style-name="_32_">o</text:span><text:span text:style-name="_39_">p</text:span><text:span text:style-name="_31_2">l</text:span><text:span text:style-name="_35_">e</text:span><text:span text:style-name="_39_">,</text:span><text:span text:style-name="_31_1"> </text:span><text:span text:style-name="_35_">a</text:span><text:span text:style-name="_36_"> </text:span><text:span text:style-name="_31_4">m</text:span><text:span text:style-name="_35_">a</text:span><text:span text:style-name="_38_">n</text:span><text:span text:style-name="_31_1"> </text:span><text:span text:style-name="_34_">(</text:span><text:span text:style-name="_37_">A</text:span><text:span text:style-name="_31_3">)</text:span><text:span text:style-name="_33_">,</text:span><text:span text:style-name="_36_"> </text:span><text:span text:style-name="_31_5">a</text:span><text:span text:style-name="_31_"> </text:span><text:span text:style-name="_37_">w</text:span><text:span text:style-name="_31_5">o</text:span><text:span text:style-name="_33_">m</text:span><text:span text:style-name="_38_">a</text:span><text:span text:style-name="_31_4">n</text:span><text:span text:style-name="_31_"> </text:span><text:span text:style-name="_39_">(</text:span><text:span text:style-name="_31_2">B</text:span><text:span text:style-name="_34_">)</text:span><text:span text:style-name="_37_">,</text:span><text:span text:style-name="_31_1"> </text:span><text:span text:style-name="_34_">a</text:span><text:span text:style-name="_39_">n</text:span><text:span text:style-name="_31_4">d</text:span><text:span text:style-name="_31_"> </text:span><text:span text:style-name="_37_">a</text:span><text:span text:style-name="_31_5">n</text:span><text:span text:style-name="_31_"> </text:span><text:span text:style-name="_31_0">i</text:span><text:span text:style-name="_31_4">n</text:span><text:span text:style-name="_33_">t</text:span><text:span text:style-name="_31_0">e</text:span><text:span text:style-name="_31_5">r</text:span><text:span text:style-name="_35_">r</text:span><text:span text:style-name="_38_">o</text:span><text:span text:style-name="_31_2">g</text:span><text:span text:style-name="_35_">a</text:span><text:span text:style-name="_38_">t</text:span><text:span text:style-name="_31_2">o</text:span><text:span text:style-name="_35_">r</text:span><text:span text:style-name="_36_"> </text:span><text:span text:style-name="_31_4">(</text:span><text:span text:style-name="_35_">C</text:span><text:span text:style-name="_38_">)</text:span><text:span text:style-name="_31_1"> </text:span><text:span text:style-name="_32_">w</text:span><text:span text:style-name="_37_">h</text:span><text:span text:style-name="_31_5">o</text:span><text:span text:style-name="_31_"> </text:span><text:span text:style-name="_38_">m</text:span><text:span text:style-name="_31_5">a</text:span><text:span text:style-name="_35_">y</text:span><text:span text:style-name="_36_"> </text:span><text:span text:style-name="_31_2">b</text:span><text:span text:style-name="_33_">e</text:span><text:span text:style-name="_36_"> </text:span><text:span text:style-name="_31_3">o</text:span><text:span text:style-name="_34_">f</text:span><text:span text:style-name="_36_"> </text:span><text:span text:style-name="_31_5">e</text:span><text:span text:style-name="_34_">i</text:span><text:span text:style-name="_31_0">t</text:span><text:span text:style-name="_31_4">h</text:span><text:span text:style-name="_32_">e</text:span><text:span text:style-name="_38_">r</text:span><text:span text:style-name="_31_1"> </text:span><text:span text:style-name="_34_">s</text:span><text:span text:style-name="_37_">e</text:span><text:span text:style-name="_31_2">x</text:span><text:span text:style-name="_32_">.</text:span><text:span text:style-name="_36_"> </text:span><text:span text:style-name="_31_5">T</text:span><text:span text:style-name="_34_">h</text:span><text:span text:style-name="_37_">e</text:span><text:span text:style-name="_31_1"> </text:span><text:span text:style-name="_33_">i</text:span><text:span text:style-name="_31_0">n</text:span><text:span text:style-name="_31_2">t</text:span><text:span text:style-name="_34_">e</text:span><text:span text:style-name="_37_">r</text:span><text:span text:style-name="_31_2">r</text:span><text:span text:style-name="_33_">o</text:span><text:span text:style-name="_38_">g</text:span><text:span text:style-name="_31_4">a</text:span><text:span text:style-name="_33_">t</text:span><text:span text:style-name="_31_0">o</text:span><text:span text:style-name="_31_4">r</text:span><text:span text:style-name="_31_"> </text:span><text:span text:style-name="_39_">s</text:span><text:span text:style-name="_31_4">t</text:span><text:span text:style-name="_33_">a</text:span><text:span text:style-name="_37_">y</text:span><text:span text:style-name="_31_5">s</text:span><text:span text:style-name="_31_"> </text:span><text:span text:style-name="_38_">i</text:span><text:span text:style-name="_31_5">n</text:span><text:span text:style-name="_31_"> </text:span><text:span text:style-name="_37_">a</text:span><text:span text:style-name="_31_1"> </text:span><text:span text:style-name="_35_">r</text:span><text:span text:style-name="_37_">o</text:span><text:span text:style-name="_31_2">o</text:span><text:span text:style-name="_33_">m</text:span><text:span text:style-name="_36_"> </text:span><text:span text:style-name="_31_4">a</text:span><text:span text:style-name="_33_">p</text:span><text:span text:style-name="_39_">a</text:span><text:span text:style-name="_31_3">r</text:span><text:span text:style-name="_34_">t</text:span><text:span text:style-name="_36_"> </text:span><text:span text:style-name="_31_4">f</text:span><text:span text:style-name="_33_">r</text:span><text:span text:style-name="_38_">o</text:span><text:span text:style-name="_31_5">n</text:span><text:span text:style-name="_32_">t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2_">o</text:span><text:span text:style-name="_38_">t</text:span><text:span text:style-name="_31_3">h</text:span><text:span text:style-name="_34_">e</text:span><text:span text:style-name="_38_">r</text:span><text:span text:style-name="_31_1"> </text:span><text:span text:style-name="_34_">t</text:span><text:span text:style-name="_31_0">w</text:span><text:span text:style-name="_31_4">o</text:span><text:span text:style-name="_35_">.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2_">o</text:span><text:span text:style-name="_31_0">b</text:span><text:span text:style-name="_31_5">j</text:span><text:span text:style-name="_34_">e</text:span><text:span text:style-name="_39_">c</text:span><text:span text:style-name="_31_3">t</text:span><text:span text:style-name="_31_"> </text:span><text:span text:style-name="_31_0">o</text:span><text:span text:style-name="_31_5">f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2">g</text:span><text:span text:style-name="_32_">a</text:span><text:span text:style-name="_37_">m</text:span><text:span text:style-name="_31_5">e</text:span><text:span text:style-name="_31_"> </text:span><text:span text:style-name="_39_">f</text:span><text:span text:style-name="_31_4">o</text:span><text:span text:style-name="_32_">r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i</text:span><text:span text:style-name="_37_">n</text:span><text:span text:style-name="_31_2">t</text:span><text:span text:style-name="_35_">e</text:span><text:span text:style-name="_38_">r</text:span><text:span text:style-name="_31_2">r</text:span><text:span text:style-name="_35_">o</text:span><text:span text:style-name="_37_">g</text:span><text:span text:style-name="_31_2">a</text:span><text:span text:style-name="_32_">t</text:span><text:span text:style-name="_38_">o</text:span><text:span text:style-name="_31_4">r</text:span><text:span text:style-name="_31_"> </text:span><text:span text:style-name="_37_">i</text:span><text:span text:style-name="_31_3">s</text:span><text:span text:style-name="_31_"> </text:span><text:span text:style-name="_37_">t</text:span><text:span text:style-name="_31_2">o</text:span><text:span text:style-name="_31_"> </text:span><text:span text:style-name="_38_">d</text:span><text:span text:style-name="_31_5">e</text:span><text:span text:style-name="_34_">t</text:span><text:span text:style-name="_37_">e</text:span><text:span text:style-name="_31_2">r</text:span><text:span text:style-name="_33_">m</text:span><text:span text:style-name="_31_0">i</text:span><text:span text:style-name="_31_4">n</text:span><text:span text:style-name="_32_">e</text:span><text:span text:style-name="_36_"> </text:span><text:span text:style-name="_31_2">w</text:span><text:span text:style-name="_34_">h</text:span><text:span text:style-name="_39_">i</text:span><text:span text:style-name="_31_2">c</text:span><text:span text:style-name="_33_">h</text:span><text:span text:style-name="_36_"> </text:span><text:span text:style-name="_31_2">o</text:span><text:span text:style-name="_34_">f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o</text:span><text:span text:style-name="_38_">t</text:span><text:span text:style-name="_31_3">h</text:span><text:span text:style-name="_32_">e</text:span><text:span text:style-name="_38_">r</text:span><text:span text:style-name="_31_1"> </text:span><text:span text:style-name="_35_">t</text:span><text:span text:style-name="_38_">w</text:span><text:span text:style-name="_31_2">o</text:span><text:span text:style-name="_31_"> </text:span><text:span text:style-name="_37_">i</text:span><text:span text:style-name="_31_5">s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3">m</text:span><text:span text:style-name="_33_">a</text:span><text:span text:style-name="_37_">n</text:span><text:span text:style-name="_31_1"> </text:span><text:span text:style-name="_32_">a</text:span><text:span text:style-name="_37_">n</text:span><text:span text:style-name="_31_3">d</text:span><text:span text:style-name="_31_"> </text:span><text:span text:style-name="_31_0">w</text:span><text:span text:style-name="_31_4">h</text:span><text:span text:style-name="_33_">i</text:span><text:span text:style-name="_38_">c</text:span><text:span text:style-name="_31_5">h</text:span><text:span text:style-name="_31_"> </text:span><text:span text:style-name="_38_">i</text:span><text:span text:style-name="_31_5">s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3">w</text:span><text:span text:style-name="_33_">o</text:span><text:span text:style-name="_31_0">m</text:span><text:span text:style-name="_31_4">a</text:span><text:span text:style-name="_35_">n</text:span><text:span text:style-name="_39_">.</text:span><text:span text:style-name="_31_1"> </text:span><text:span text:style-name="_33_">H</text:span><text:span text:style-name="_37_">e</text:span><text:span text:style-name="_31_1"> </text:span><text:span text:style-name="_35_">k</text:span><text:span text:style-name="_38_">n</text:span><text:span text:style-name="_31_5">o</text:span><text:span text:style-name="_33_">w</text:span><text:span text:style-name="_38_">s</text:span><text:span text:style-name="_31_1"> </text:span><text:span text:style-name="_35_">t</text:span><text:span text:style-name="_39_">h</text:span><text:span text:style-name="_31_5">e</text:span><text:span text:style-name="_32_">m</text:span><text:span text:style-name="_36_"> </text:span><text:span text:style-name="_31_3">b</text:span><text:span text:style-name="_32_">y</text:span><text:span text:style-name="_36_"> </text:span><text:span text:style-name="_31_3">l</text:span><text:span text:style-name="_34_">a</text:span><text:span text:style-name="_38_">b</text:span><text:span text:style-name="_31_5">e</text:span><text:span text:style-name="_34_">l</text:span><text:span text:style-name="_37_">s</text:span><text:span text:style-name="_31_1"> </text:span><text:span text:style-name="_35_">X</text:span><text:span text:style-name="_36_"> </text:span><text:span text:style-name="_31_4">a</text:span><text:span text:style-name="_33_">n</text:span><text:span text:style-name="_37_">d</text:span><text:span text:style-name="_31_1"> </text:span><text:span text:style-name="_34_">Y</text:span><text:span text:style-name="_31_0">,</text:span><text:span text:style-name="_31_1"> </text:span><text:span text:style-name="_33_">a</text:span><text:span text:style-name="_39_">n</text:span><text:span text:style-name="_31_2">d</text:span><text:span text:style-name="_31_"> </text:span><text:span text:style-name="_37_">a</text:span><text:span text:style-name="_31_2">t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e</text:span><text:span text:style-name="_35_">n</text:span><text:span text:style-name="_37_">d</text:span><text:span text:style-name="_31_1"> </text:span><text:span text:style-name="_35_">o</text:span><text:span text:style-name="_31_0">f</text:span><text:span text:style-name="_31_1"> </text:span><text:span text:style-name="_35_">t</text:span><text:span text:style-name="_37_">h</text:span><text:span text:style-name="_31_2">e</text:span><text:span text:style-name="_31_"> </text:span><text:span text:style-name="_39_">g</text:span><text:span text:style-name="_31_2">a</text:span><text:span text:style-name="_35_">m</text:span><text:span text:style-name="_39_">e</text:span><text:span text:style-name="_31_1"> </text:span><text:span text:style-name="_32_">h</text:span><text:span text:style-name="_39_">e</text:span><text:span text:style-name="_31_1"> </text:span><text:span text:style-name="_33_">s</text:span><text:span text:style-name="_39_">a</text:span><text:span text:style-name="_31_4">y</text:span><text:span text:style-name="_33_">s</text:span><text:span text:style-name="_36_"> </text:span><text:span text:style-name="_31_5">e</text:span><text:span text:style-name="_35_">i</text:span><text:span text:style-name="_31_0">t</text:span><text:span text:style-name="_31_5">h</text:span><text:span text:style-name="_35_">e</text:span><text:span text:style-name="_39_">r</text:span><text:span text:style-name="_31_1"> </text:span><text:span text:style-name="_33_">"</text:span><text:span text:style-name="_38_">X</text:span><text:span text:style-name="_31_1"> </text:span><text:span text:style-name="_32_">i</text:span><text:span text:style-name="_31_0">s</text:span><text:span text:style-name="_31_1"> </text:span><text:span text:style-name="_35_">A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Y</text:span><text:span text:style-name="_36_"> </text:span><text:span text:style-name="_31_2">i</text:span><text:span text:style-name="_34_">s</text:span><text:span text:style-name="_36_"> </text:span><text:span text:style-name="_31_3">B</text:span><text:span text:style-name="_33_">"</text:span><text:span text:style-name="_36_"> </text:span><text:span text:style-name="_31_5">o</text:span><text:span text:style-name="_35_">r</text:span><text:span text:style-name="_36_"> </text:span><text:span text:style-name="_31_2">"</text:span><text:span text:style-name="_34_">X</text:span><text:span text:style-name="_36_"> </text:span><text:span text:style-name="_31_2">i</text:span><text:span text:style-name="_33_">s</text:span><text:span text:style-name="_36_"> </text:span><text:span text:style-name="_31_3">B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5">Y</text:span><text:span text:style-name="_31_"> </text:span><text:span text:style-name="_37_">i</text:span><text:span text:style-name="_31_2">s</text:span><text:span text:style-name="_31_"> </text:span><text:span text:style-name="_39_">A</text:span><text:span text:style-name="_31_3">.</text:span><text:span text:style-name="_34_">"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5_">i</text:span><text:span text:style-name="_31_0">n</text:span><text:span text:style-name="_31_3">t</text:span><text:span text:style-name="_33_">e</text:span><text:span text:style-name="_31_0">r</text:span><text:span text:style-name="_31_2">r</text:span><text:span text:style-name="_33_">o</text:span><text:span text:style-name="_37_">g</text:span><text:span text:style-name="_31_4">a</text:span><text:span text:style-name="_34_">t</text:span><text:span text:style-name="_31_0">o</text:span><text:span text:style-name="_31_3">r</text:span><text:span text:style-name="_31_"> </text:span><text:span text:style-name="_38_">i</text:span><text:span text:style-name="_31_2">s</text:span><text:span text:style-name="_31_"> </text:span><text:span text:style-name="_31_0">a</text:span><text:span text:style-name="_31_4">l</text:span><text:span text:style-name="_32_">l</text:span><text:span text:style-name="_38_">o</text:span><text:span text:style-name="_31_5">w</text:span><text:span text:style-name="_33_">e</text:span><text:span text:style-name="_38_">d</text:span><text:span text:style-name="_31_1"> </text:span><text:span text:style-name="_32_">t</text:span><text:span text:style-name="_39_">o</text:span><text:span text:style-name="_31_1"> </text:span><text:span text:style-name="_35_">p</text:span><text:span text:style-name="_38_">u</text:span><text:span text:style-name="_31_4">t</text:span><text:span text:style-name="_31_"> </text:span><text:span text:style-name="_38_">q</text:span><text:span text:style-name="_31_3">u</text:span><text:span text:style-name="_34_">e</text:span><text:span text:style-name="_37_">s</text:span><text:span text:style-name="_31_5">t</text:span><text:span text:style-name="_32_">i</text:span><text:span text:style-name="_38_">o</text:span><text:span text:style-name="_31_3">n</text:span><text:span text:style-name="_34_">s</text:span><text:span text:style-name="_36_"> </text:span><text:span text:style-name="_31_5">t</text:span><text:span text:style-name="_35_">o</text:span><text:span text:style-name="_36_"> </text:span><text:span text:style-name="_31_4">A</text:span><text:span text:style-name="_31_"> </text:span><text:span text:style-name="_37_">a</text:span><text:span text:style-name="_31_4">n</text:span><text:span text:style-name="_35_">d</text:span><text:span text:style-name="_36_"> </text:span><text:span text:style-name="_31_3">B</text:span><text:span text:style-name="_31_"> </text:span><text:span text:style-name="_38_">t</text:span><text:span text:style-name="_31_5">h</text:span><text:span text:style-name="_32_">u</text:span><text:span text:style-name="_31_0">s</text:span><text:span text:style-name="_31_5">:</text:span></text:p>
      <text:p text:style-name="P1"><text:span text:style-name="_32_">C</text:span><text:span text:style-name="_37_">:</text:span><text:span text:style-name="_31_1"> </text:span><text:span text:style-name="_35_">W</text:span><text:span text:style-name="_31_0">i</text:span><text:span text:style-name="_31_4">l</text:span><text:span text:style-name="_32_">l</text:span><text:span text:style-name="_36_"> </text:span><text:span text:style-name="_31_4">X</text:span><text:span text:style-name="_31_"> </text:span><text:span text:style-name="_37_">p</text:span><text:span text:style-name="_31_2">l</text:span><text:span text:style-name="_35_">e</text:span><text:span text:style-name="_39_">a</text:span><text:span text:style-name="_31_4">s</text:span><text:span text:style-name="_32_">e</text:span><text:span text:style-name="_36_"> </text:span><text:span text:style-name="_31_4">t</text:span><text:span text:style-name="_35_">e</text:span><text:span text:style-name="_39_">l</text:span><text:span text:style-name="_31_3">l</text:span><text:span text:style-name="_31_"> </text:span><text:span text:style-name="_38_">m</text:span><text:span text:style-name="_31_5">e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l</text:span><text:span text:style-name="_34_">e</text:span><text:span text:style-name="_31_0">n</text:span><text:span text:style-name="_31_4">g</text:span><text:span text:style-name="_32_">t</text:span><text:span text:style-name="_38_">h</text:span><text:span text:style-name="_31_1"> </text:span><text:span text:style-name="_32_">o</text:span><text:span text:style-name="_31_0">f</text:span><text:span text:style-name="_31_1"> </text:span><text:span text:style-name="_35_">h</text:span><text:span text:style-name="_31_0">i</text:span><text:span text:style-name="_31_4">s</text:span><text:span text:style-name="_31_"> </text:span><text:span text:style-name="_31_0">o</text:span><text:span text:style-name="_31_4">r</text:span><text:span text:style-name="_31_"> </text:span><text:span text:style-name="_38_">h</text:span><text:span text:style-name="_31_2">e</text:span><text:span text:style-name="_33_">r</text:span><text:span text:style-name="_36_"> </text:span><text:span text:style-name="_31_4">h</text:span><text:span text:style-name="_32_">a</text:span><text:span text:style-name="_37_">i</text:span><text:span text:style-name="_31_3">r</text:span><text:span text:style-name="_32_">?</text:span></text:p>
      <text:p text:style-name="P1"><text:span text:style-name="_34_">N</text:span><text:span text:style-name="_37_">o</text:span><text:span text:style-name="_31_4">w</text:span><text:span text:style-name="_31_"> </text:span><text:span text:style-name="_31_0">s</text:span><text:span text:style-name="_31_3">u</text:span><text:span text:style-name="_32_">p</text:span><text:span text:style-name="_37_">p</text:span><text:span text:style-name="_31_2">o</text:span><text:span text:style-name="_34_">s</text:span><text:span text:style-name="_37_">e</text:span><text:span text:style-name="_31_1"> </text:span><text:span text:style-name="_34_">X</text:span><text:span text:style-name="_36_"> </text:span><text:span text:style-name="_31_5">i</text:span><text:span text:style-name="_33_">s</text:span><text:span text:style-name="_36_"> </text:span><text:span text:style-name="_31_2">a</text:span><text:span text:style-name="_32_">c</text:span><text:span text:style-name="_37_">t</text:span><text:span text:style-name="_31_5">u</text:span><text:span text:style-name="_32_">a</text:span><text:span text:style-name="_31_0">l</text:span><text:span text:style-name="_31_3">l</text:span><text:span text:style-name="_35_">y</text:span><text:span text:style-name="_36_"> </text:span><text:span text:style-name="_31_3">A</text:span><text:span text:style-name="_33_">,</text:span><text:span text:style-name="_36_"> </text:span><text:span text:style-name="_31_4">t</text:span><text:span text:style-name="_32_">h</text:span><text:span text:style-name="_37_">e</text:span><text:span text:style-name="_31_3">n</text:span><text:span text:style-name="_31_"> </text:span><text:span text:style-name="_37_">A</text:span><text:span text:style-name="_31_1"> </text:span><text:span text:style-name="_33_">m</text:span><text:span text:style-name="_31_0">u</text:span><text:span text:style-name="_31_3">s</text:span><text:span text:style-name="_35_">t</text:span><text:span text:style-name="_36_"> </text:span><text:span text:style-name="_31_3">a</text:span><text:span text:style-name="_34_">n</text:span><text:span text:style-name="_38_">s</text:span><text:span text:style-name="_31_5">w</text:span><text:span text:style-name="_33_">e</text:span><text:span text:style-name="_37_">r</text:span><text:span text:style-name="_31_5">.</text:span><text:span text:style-name="_31_"> </text:span><text:span text:style-name="_38_">I</text:span><text:span text:style-name="_31_4">t</text:span><text:span text:style-name="_31_"> </text:span><text:span text:style-name="_39_">i</text:span><text:span text:style-name="_31_5">s</text:span><text:span text:style-name="_31_"> </text:span><text:span text:style-name="_39_">A</text:span><text:span text:style-name="_31_5">'</text:span><text:span text:style-name="_35_">s</text:span><text:span text:style-name="_36_"> </text:span><text:span text:style-name="_31_3">o</text:span><text:span text:style-name="_34_">b</text:span><text:span text:style-name="_37_">j</text:span><text:span text:style-name="_31_5">e</text:span><text:span text:style-name="_33_">c</text:span><text:span text:style-name="_31_0">t</text:span><text:span text:style-name="_31_1"> </text:span><text:span text:style-name="_32_">i</text:span><text:span text:style-name="_38_">n</text:span><text:span text:style-name="_31_1"> </text:span><text:span text:style-name="_35_">t</text:span><text:span text:style-name="_39_">h</text:span><text:span text:style-name="_31_4">e</text:span><text:span text:style-name="_31_"> </text:span><text:span text:style-name="_39_">g</text:span><text:span text:style-name="_31_4">a</text:span><text:span text:style-name="_32_">m</text:span><text:span text:style-name="_38_">e</text:span><text:span text:style-name="_31_1"> </text:span><text:span text:style-name="_35_">t</text:span><text:span text:style-name="_37_">o</text:span><text:span text:style-name="_31_1"> </text:span><text:span text:style-name="_32_">t</text:span><text:span text:style-name="_38_">r</text:span><text:span text:style-name="_31_2">y</text:span><text:span text:style-name="_31_"> </text:span><text:span text:style-name="_31_0">a</text:span><text:span text:style-name="_31_2">n</text:span><text:span text:style-name="_34_">d</text:span><text:span text:style-name="_36_"> </text:span><text:span text:style-name="_31_4">c</text:span><text:span text:style-name="_34_">a</text:span><text:span text:style-name="_31_0">u</text:span><text:span text:style-name="_31_3">s</text:span><text:span text:style-name="_32_">e</text:span><text:span text:style-name="_36_"> </text:span><text:span text:style-name="_31_3">C</text:span><text:span text:style-name="_31_"> </text:span><text:span text:style-name="_38_">t</text:span><text:span text:style-name="_31_5">o</text:span><text:span text:style-name="_31_"> </text:span><text:span text:style-name="_31_0">m</text:span><text:span text:style-name="_31_3">a</text:span><text:span text:style-name="_35_">k</text:span><text:span text:style-name="_37_">e</text:span><text:span text:style-name="_31_1"> </text:span><text:span text:style-name="_33_">t</text:span><text:span text:style-name="_39_">h</text:span><text:span text:style-name="_31_5">e</text:span><text:span text:style-name="_31_"> </text:span><text:span text:style-name="_37_">w</text:span><text:span text:style-name="_31_2">r</text:span><text:span text:style-name="_33_">o</text:span><text:span text:style-name="_39_">n</text:span><text:span text:style-name="_31_4">g</text:span><text:span text:style-name="_31_"> </text:span><text:span text:style-name="_37_">i</text:span><text:span text:style-name="_31_3">d</text:span><text:span text:style-name="_32_">e</text:span><text:span text:style-name="_38_">n</text:span><text:span text:style-name="_31_3">t</text:span><text:span text:style-name="_34_">i</text:span><text:span text:style-name="_37_">f</text:span><text:span text:style-name="_31_3">i</text:span><text:span text:style-name="_35_">c</text:span><text:span text:style-name="_38_">a</text:span><text:span text:style-name="_31_5">t</text:span><text:span text:style-name="_34_">i</text:span><text:span text:style-name="_31_0">o</text:span><text:span text:style-name="_31_4">n</text:span><text:span text:style-name="_34_">.</text:span><text:span text:style-name="_36_"> </text:span><text:span text:style-name="_31_3">H</text:span><text:span text:style-name="_34_">i</text:span><text:span text:style-name="_31_0">s</text:span><text:span text:style-name="_31_1"> </text:span><text:span text:style-name="_35_">a</text:span><text:span text:style-name="_37_">n</text:span><text:span text:style-name="_31_2">s</text:span><text:span text:style-name="_35_">w</text:span><text:span text:style-name="_38_">e</text:span><text:span text:style-name="_31_2">r</text:span><text:span text:style-name="_31_"> </text:span><text:span text:style-name="_37_">m</text:span><text:span text:style-name="_31_2">i</text:span><text:span text:style-name="_32_">g</text:span><text:span text:style-name="_37_">h</text:span><text:span text:style-name="_31_4">t</text:span><text:span text:style-name="_31_"> </text:span><text:span text:style-name="_31_0">t</text:span><text:span text:style-name="_31_5">h</text:span><text:span text:style-name="_33_">e</text:span><text:span text:style-name="_39_">r</text:span><text:span text:style-name="_31_5">e</text:span><text:span text:style-name="_34_">f</text:span><text:span text:style-name="_38_">o</text:span><text:span text:style-name="_31_4">r</text:span><text:span text:style-name="_33_">e</text:span><text:span text:style-name="_36_"> </text:span><text:span text:style-name="_31_2">b</text:span><text:span text:style-name="_33_">e</text:span><text:span text:style-name="_39_">:</text:span></text:p>
      <text:p text:style-name="P1"><text:span text:style-name="_35_">"</text:span><text:span text:style-name="_31_0">M</text:span><text:span text:style-name="_31_5">y</text:span><text:span text:style-name="_31_"> </text:span><text:span text:style-name="_31_0">h</text:span><text:span text:style-name="_31_2">a</text:span><text:span text:style-name="_34_">i</text:span><text:span text:style-name="_31_0">r</text:span><text:span text:style-name="_31_1"> </text:span><text:span text:style-name="_33_">i</text:span><text:span text:style-name="_31_0">s</text:span><text:span text:style-name="_31_1"> </text:span><text:span text:style-name="_35_">s</text:span><text:span text:style-name="_38_">h</text:span><text:span text:style-name="_31_2">i</text:span><text:span text:style-name="_34_">n</text:span><text:span text:style-name="_37_">g</text:span><text:span text:style-name="_31_4">l</text:span><text:span text:style-name="_35_">e</text:span><text:span text:style-name="_37_">d</text:span><text:span text:style-name="_31_3">,</text:span><text:span text:style-name="_31_"> </text:span><text:span text:style-name="_38_">a</text:span><text:span text:style-name="_31_3">n</text:span><text:span text:style-name="_33_">d</text:span><text:span text:style-name="_36_"> </text:span><text:span text:style-name="_31_3">t</text:span><text:span text:style-name="_34_">h</text:span><text:span text:style-name="_39_">e</text:span><text:span text:style-name="_31_1"> </text:span><text:span text:style-name="_35_">l</text:span><text:span text:style-name="_38_">o</text:span><text:span text:style-name="_31_5">n</text:span><text:span text:style-name="_35_">g</text:span><text:span text:style-name="_39_">e</text:span><text:span text:style-name="_31_5">s</text:span><text:span text:style-name="_34_">t</text:span><text:span text:style-name="_36_"> </text:span><text:span text:style-name="_31_3">s</text:span><text:span text:style-name="_35_">t</text:span><text:span text:style-name="_39_">r</text:span><text:span text:style-name="_31_5">a</text:span><text:span text:style-name="_33_">n</text:span><text:span text:style-name="_38_">d</text:span><text:span text:style-name="_31_5">s</text:span><text:span text:style-name="_31_"> </text:span><text:span text:style-name="_37_">a</text:span><text:span text:style-name="_31_2">r</text:span><text:span text:style-name="_33_">e</text:span><text:span text:style-name="_36_"> </text:span><text:span text:style-name="_31_5">a</text:span><text:span text:style-name="_33_">b</text:span><text:span text:style-name="_37_">o</text:span><text:span text:style-name="_31_4">u</text:span><text:span text:style-name="_35_">t</text:span><text:span text:style-name="_36_"> </text:span><text:span text:style-name="_31_2">n</text:span><text:span text:style-name="_33_">i</text:span><text:span text:style-name="_38_">n</text:span><text:span text:style-name="_31_4">e</text:span><text:span text:style-name="_31_"> </text:span><text:span text:style-name="_37_">i</text:span><text:span text:style-name="_31_4">n</text:span><text:span text:style-name="_35_">c</text:span><text:span text:style-name="_38_">h</text:span><text:span text:style-name="_31_3">e</text:span><text:span text:style-name="_33_">s</text:span><text:span text:style-name="_36_"> </text:span><text:span text:style-name="_31_5">l</text:span><text:span text:style-name="_35_">o</text:span><text:span text:style-name="_39_">n</text:span><text:span text:style-name="_31_2">g</text:span><text:span text:style-name="_32_">.</text:span><text:span text:style-name="_39_">"</text:span></text:p>
      <text:p text:style-name="P1"><text:span text:style-name="_32_">I</text:span><text:span text:style-name="_38_">n</text:span><text:span text:style-name="_31_1"> </text:span><text:span text:style-name="_32_">o</text:span><text:span text:style-name="_37_">r</text:span><text:span text:style-name="_31_3">d</text:span><text:span text:style-name="_32_">e</text:span><text:span text:style-name="_38_">r</text:span><text:span text:style-name="_31_1"> </text:span><text:span text:style-name="_35_">t</text:span><text:span text:style-name="_37_">h</text:span><text:span text:style-name="_31_5">a</text:span><text:span text:style-name="_33_">t</text:span><text:span text:style-name="_36_"> </text:span><text:span text:style-name="_31_5">t</text:span><text:span text:style-name="_33_">o</text:span><text:span text:style-name="_37_">n</text:span><text:span text:style-name="_31_5">e</text:span><text:span text:style-name="_33_">s</text:span><text:span text:style-name="_36_"> </text:span><text:span text:style-name="_31_5">o</text:span><text:span text:style-name="_32_">f</text:span><text:span text:style-name="_36_"> </text:span><text:span text:style-name="_31_5">v</text:span><text:span text:style-name="_34_">o</text:span><text:span text:style-name="_37_">i</text:span><text:span text:style-name="_31_3">c</text:span><text:span text:style-name="_34_">e</text:span><text:span text:style-name="_36_"> </text:span><text:span text:style-name="_31_2">m</text:span><text:span text:style-name="_33_">a</text:span><text:span text:style-name="_37_">y</text:span><text:span text:style-name="_31_1"> </text:span><text:span text:style-name="_34_">n</text:span><text:span text:style-name="_37_">o</text:span><text:span text:style-name="_31_3">t</text:span><text:span text:style-name="_31_"> </text:span><text:span text:style-name="_39_">h</text:span><text:span text:style-name="_31_5">e</text:span><text:span text:style-name="_33_">l</text:span><text:span text:style-name="_39_">p</text:span><text:span text:style-name="_31_1"> </text:span><text:span text:style-name="_34_">t</text:span><text:span text:style-name="_39_">h</text:span><text:span text:style-name="_31_3">e</text:span><text:span text:style-name="_31_"> </text:span><text:span text:style-name="_31_0">i</text:span><text:span text:style-name="_31_5">n</text:span><text:span text:style-name="_35_">t</text:span><text:span text:style-name="_38_">e</text:span><text:span text:style-name="_31_3">r</text:span><text:span text:style-name="_34_">r</text:span><text:span text:style-name="_38_">o</text:span><text:span text:style-name="_31_5">g</text:span><text:span text:style-name="_32_">a</text:span><text:span text:style-name="_39_">t</text:span><text:span text:style-name="_31_5">o</text:span><text:span text:style-name="_34_">r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a</text:span><text:span text:style-name="_38_">n</text:span><text:span text:style-name="_31_5">s</text:span><text:span text:style-name="_35_">w</text:span><text:span text:style-name="_38_">e</text:span><text:span text:style-name="_31_4">r</text:span><text:span text:style-name="_32_">s</text:span><text:span text:style-name="_36_"> </text:span><text:span text:style-name="_31_3">s</text:span><text:span text:style-name="_32_">h</text:span><text:span text:style-name="_37_">o</text:span><text:span text:style-name="_31_5">u</text:span><text:span text:style-name="_35_">l</text:span><text:span text:style-name="_39_">d</text:span><text:span text:style-name="_31_1"> </text:span><text:span text:style-name="_33_">b</text:span><text:span text:style-name="_37_">e</text:span><text:span text:style-name="_31_1"> </text:span><text:span text:style-name="_35_">w</text:span><text:span text:style-name="_31_0">r</text:span><text:span text:style-name="_31_2">i</text:span><text:span text:style-name="_33_">t</text:span><text:span text:style-name="_38_">t</text:span><text:span text:style-name="_31_4">e</text:span><text:span text:style-name="_35_">n</text:span><text:span text:style-name="_37_">,</text:span><text:span text:style-name="_31_1"> </text:span><text:span text:style-name="_35_">o</text:span><text:span text:style-name="_38_">r</text:span><text:span text:style-name="_31_1"> </text:span><text:span text:style-name="_32_">b</text:span><text:span text:style-name="_37_">e</text:span><text:span text:style-name="_31_5">t</text:span><text:span text:style-name="_34_">t</text:span><text:span text:style-name="_38_">e</text:span><text:span text:style-name="_31_5">r</text:span><text:span text:style-name="_31_"> </text:span><text:span text:style-name="_31_0">s</text:span><text:span text:style-name="_31_5">t</text:span><text:span text:style-name="_33_">i</text:span><text:span text:style-name="_38_">l</text:span><text:span text:style-name="_31_4">l</text:span><text:span text:style-name="_34_">,</text:span><text:span text:style-name="_36_"> </text:span><text:span text:style-name="_31_5">t</text:span><text:span text:style-name="_32_">y</text:span><text:span text:style-name="_31_0">p</text:span><text:span text:style-name="_31_3">e</text:span><text:span text:style-name="_32_">w</text:span><text:span text:style-name="_37_">r</text:span><text:span text:style-name="_31_3">i</text:span><text:span text:style-name="_32_">t</text:span><text:span text:style-name="_38_">t</text:span><text:span text:style-name="_31_2">e</text:span><text:span text:style-name="_34_">n</text:span><text:span text:style-name="_38_">.</text:span><text:span text:style-name="_31_1"> </text:span><text:span text:style-name="_35_">T</text:span><text:span text:style-name="_37_">h</text:span><text:span text:style-name="_31_3">e</text:span><text:span text:style-name="_31_"> </text:span><text:span text:style-name="_38_">i</text:span><text:span text:style-name="_31_3">d</text:span><text:span text:style-name="_34_">e</text:span><text:span text:style-name="_31_0">a</text:span><text:span text:style-name="_31_2">l</text:span><text:span text:style-name="_31_"> </text:span><text:span text:style-name="_37_">a</text:span><text:span text:style-name="_31_2">r</text:span><text:span text:style-name="_34_">r</text:span><text:span text:style-name="_39_">a</text:span><text:span text:style-name="_31_4">n</text:span><text:span text:style-name="_35_">g</text:span><text:span text:style-name="_38_">e</text:span><text:span text:style-name="_31_5">m</text:span><text:span text:style-name="_35_">e</text:span><text:span text:style-name="_38_">n</text:span><text:span text:style-name="_31_2">t</text:span><text:span text:style-name="_31_"> </text:span><text:span text:style-name="_31_0">i</text:span><text:span text:style-name="_31_3">s</text:span><text:span text:style-name="_31_"> </text:span><text:span text:style-name="_39_">t</text:span><text:span text:style-name="_31_4">o</text:span><text:span text:style-name="_31_"> </text:span><text:span text:style-name="_37_">h</text:span><text:span text:style-name="_31_2">a</text:span><text:span text:style-name="_32_">v</text:span><text:span text:style-name="_31_0">e</text:span><text:span text:style-name="_31_1"> </text:span><text:span text:style-name="_33_">a</text:span><text:span text:style-name="_36_"> </text:span><text:span text:style-name="_31_2">t</text:span><text:span text:style-name="_33_">e</text:span><text:span text:style-name="_39_">l</text:span><text:span text:style-name="_31_2">e</text:span><text:span text:style-name="_35_">p</text:span><text:span text:style-name="_39_">r</text:span><text:span text:style-name="_31_2">i</text:span><text:span text:style-name="_34_">n</text:span><text:span text:style-name="_37_">t</text:span><text:span text:style-name="_31_3">e</text:span><text:span text:style-name="_32_">r</text:span><text:span text:style-name="_36_"> </text:span><text:span text:style-name="_31_3">c</text:span><text:span text:style-name="_33_">o</text:span><text:span text:style-name="_31_0">m</text:span><text:span text:style-name="_31_5">m</text:span><text:span text:style-name="_33_">u</text:span><text:span text:style-name="_39_">n</text:span><text:span text:style-name="_31_3">i</text:span><text:span text:style-name="_35_">c</text:span><text:span text:style-name="_37_">a</text:span><text:span text:style-name="_31_5">t</text:span><text:span text:style-name="_33_">i</text:span><text:span text:style-name="_31_0">n</text:span><text:span text:style-name="_31_3">g</text:span><text:span text:style-name="_31_"> </text:span><text:span text:style-name="_37_">b</text:span><text:span text:style-name="_31_5">e</text:span><text:span text:style-name="_35_">t</text:span><text:span text:style-name="_38_">w</text:span><text:span text:style-name="_31_3">e</text:span><text:span text:style-name="_35_">e</text:span><text:span text:style-name="_37_">n</text:span><text:span text:style-name="_31_1"> </text:span><text:span text:style-name="_33_">t</text:span><text:span text:style-name="_37_">h</text:span><text:span text:style-name="_31_2">e</text:span><text:span text:style-name="_31_"> </text:span><text:span text:style-name="_39_">t</text:span><text:span text:style-name="_31_3">w</text:span><text:span text:style-name="_33_">o</text:span><text:span text:style-name="_36_"> </text:span><text:span text:style-name="_31_5">r</text:span><text:span text:style-name="_34_">o</text:span><text:span text:style-name="_38_">o</text:span><text:span text:style-name="_31_5">m</text:span><text:span text:style-name="_32_">s</text:span><text:span text:style-name="_37_">.</text:span><text:span text:style-name="_31_1"> </text:span><text:span text:style-name="_34_">A</text:span><text:span text:style-name="_39_">l</text:span><text:span text:style-name="_31_2">t</text:span><text:span text:style-name="_33_">e</text:span><text:span text:style-name="_31_0">r</text:span><text:span text:style-name="_31_2">n</text:span><text:span text:style-name="_32_">a</text:span><text:span text:style-name="_31_0">t</text:span><text:span text:style-name="_31_5">i</text:span><text:span text:style-name="_34_">v</text:span><text:span text:style-name="_38_">e</text:span><text:span text:style-name="_31_5">l</text:span><text:span text:style-name="_33_">y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5_">q</text:span><text:span text:style-name="_38_">u</text:span><text:span text:style-name="_31_5">e</text:span><text:span text:style-name="_35_">s</text:span><text:span text:style-name="_37_">t</text:span><text:span text:style-name="_31_4">i</text:span><text:span text:style-name="_32_">o</text:span><text:span text:style-name="_38_">n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9_">a</text:span><text:span text:style-name="_31_2">n</text:span><text:span text:style-name="_35_">s</text:span><text:span text:style-name="_31_0">w</text:span><text:span text:style-name="_31_5">e</text:span><text:span text:style-name="_34_">r</text:span><text:span text:style-name="_31_0">s</text:span><text:span text:style-name="_31_1"> </text:span><text:span text:style-name="_34_">c</text:span><text:span text:style-name="_38_">a</text:span><text:span text:style-name="_31_2">n</text:span><text:span text:style-name="_31_"> </text:span><text:span text:style-name="_31_0">b</text:span><text:span text:style-name="_31_4">e</text:span><text:span text:style-name="_31_"> </text:span><text:span text:style-name="_31_0">r</text:span><text:span text:style-name="_31_5">e</text:span><text:span text:style-name="_33_">p</text:span><text:span text:style-name="_37_">e</text:span><text:span text:style-name="_31_5">a</text:span><text:span text:style-name="_32_">t</text:span><text:span text:style-name="_38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8_">a</text:span><text:span text:style-name="_31_3">n</text:span><text:span text:style-name="_31_"> </text:span><text:span text:style-name="_31_0">i</text:span><text:span text:style-name="_31_4">n</text:span><text:span text:style-name="_33_">t</text:span><text:span text:style-name="_39_">e</text:span><text:span text:style-name="_31_2">r</text:span><text:span text:style-name="_33_">m</text:span><text:span text:style-name="_31_0">e</text:span><text:span text:style-name="_31_5">d</text:span><text:span text:style-name="_33_">i</text:span><text:span text:style-name="_31_0">a</text:span><text:span text:style-name="_31_3">r</text:span><text:span text:style-name="_34_">y</text:span><text:span text:style-name="_37_">.</text:span><text:span text:style-name="_31_1"> </text:span><text:span text:style-name="_35_">T</text:span><text:span text:style-name="_38_">h</text:span><text:span text:style-name="_31_5">e</text:span><text:span text:style-name="_31_"> </text:span><text:span text:style-name="_31_0">o</text:span><text:span text:style-name="_31_3">b</text:span><text:span text:style-name="_32_">j</text:span><text:span text:style-name="_39_">e</text:span><text:span text:style-name="_31_2">c</text:span><text:span text:style-name="_35_">t</text:span><text:span text:style-name="_36_"> </text:span><text:span text:style-name="_31_5">o</text:span><text:span text:style-name="_35_">f</text:span><text:span text:style-name="_36_"> </text:span><text:span text:style-name="_31_2">t</text:span><text:span text:style-name="_34_">h</text:span><text:span text:style-name="_37_">e</text:span><text:span text:style-name="_31_1"> </text:span><text:span text:style-name="_32_">g</text:span><text:span text:style-name="_38_">a</text:span><text:span text:style-name="_31_5">m</text:span><text:span text:style-name="_35_">e</text:span><text:span text:style-name="_36_"> </text:span><text:span text:style-name="_31_2">f</text:span><text:span text:style-name="_32_">o</text:span><text:span text:style-name="_37_">r</text:span><text:span text:style-name="_31_1"> </text:span><text:span text:style-name="_35_">t</text:span><text:span text:style-name="_39_">h</text:span><text:span text:style-name="_31_5">e</text:span><text:span text:style-name="_31_"> </text:span><text:span text:style-name="_38_">t</text:span><text:span text:style-name="_31_5">h</text:span><text:span text:style-name="_35_">i</text:span><text:span text:style-name="_37_">r</text:span><text:span text:style-name="_31_2">d</text:span><text:span text:style-name="_31_"> </text:span><text:span text:style-name="_31_0">p</text:span><text:span text:style-name="_31_3">l</text:span><text:span text:style-name="_34_">a</text:span><text:span text:style-name="_31_0">y</text:span><text:span text:style-name="_31_5">e</text:span><text:span text:style-name="_34_">r</text:span><text:span text:style-name="_36_"> </text:span><text:span text:style-name="_31_3">(</text:span><text:span text:style-name="_35_">B</text:span><text:span text:style-name="_31_0">)</text:span><text:span text:style-name="_31_1"> </text:span><text:span text:style-name="_35_">i</text:span><text:span text:style-name="_37_">s</text:span><text:span text:style-name="_31_1"> </text:span><text:span text:style-name="_34_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32:56.45</meta:creation-date>
    <dc:title>Haathi</dc:title>
    <meta:editing-duration>PT3M15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3T10:36:11.03</dc:date>
    <meta:template xlink:type="simple" xlink:actuate="onRequest" xlink:title="Haathi" xlink:href="file:///C:/Users/kwa/AppData/Roaming/OpenOffice/4/user/template/Haathi.ott" meta:date="2016-02-23T10:32:56.06"/>
  </office:meta>
</office:document-meta>
</file>